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bb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3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bb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lide 4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5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bb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6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bb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7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bb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lide 8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1">
              <text:list-item>
                <text:p>bbb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18:38:09.232040802</meta:creation-date>
    <dc:date>2017-04-24T13:25:12.987746201</dc:date>
    <meta:editing-duration>PT1M18S</meta:editing-duration>
    <meta:editing-cycles>3</meta:editing-cycles>
    <meta:generator>LibreOffice/5.2.6.2$Linux_X86_64 LibreOffice_project/20$Build-2</meta:generator>
    <dc:creator>Pranav Kant</dc:creator>
    <meta:document-statistic meta:object-count="51"/>
  </office:meta>
</office:document-meta>
</file>